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1dd74" officeooo:paragraph-rsid="0011dd74"/>
    </style:style>
    <style:style style:name="P2" style:family="paragraph" style:parent-style-name="Standard">
      <style:text-properties style:font-name="FreeMono" officeooo:rsid="0011dd74" officeooo:paragraph-rsid="0011dd74"/>
    </style:style>
    <style:style style:name="P3" style:family="paragraph" style:parent-style-name="Standard">
      <style:paragraph-properties fo:text-align="center" style:justify-single-word="false"/>
      <style:text-properties style:font-name="FreeMono" fo:font-weight="bold" officeooo:rsid="0011dd74" officeooo:paragraph-rsid="0011dd74" style:font-weight-asian="bold" style:font-weight-complex="bold"/>
    </style:style>
    <style:style style:name="P4" style:family="paragraph" style:parent-style-name="Standard">
      <style:text-properties style:font-name="FreeMono" officeooo:rsid="0011dd74" officeooo:paragraph-rsid="0011dd74"/>
    </style:style>
    <style:style style:name="P5" style:family="paragraph" style:parent-style-name="Text_20_body">
      <style:text-properties style:font-name="FreeMono"/>
    </style:style>
    <style:style style:name="P6" style:family="paragraph" style:parent-style-name="Text_20_body">
      <style:text-properties style:font-name="FreeMono" fo:font-weight="bold" style:font-weight-asian="bold" style:font-weight-complex="bold"/>
    </style:style>
    <style:style style:name="P7" style:family="paragraph" style:parent-style-name="Text_20_body">
      <style:text-properties style:font-name="FreeMono" officeooo:rsid="0016f638" officeooo:paragraph-rsid="0016f638"/>
    </style:style>
    <style:style style:name="P8" style:family="paragraph" style:parent-style-name="Text_20_body">
      <style:paragraph-properties fo:margin-top="0in" fo:margin-bottom="0in" loext:contextual-spacing="false"/>
      <style:text-properties style:font-name="FreeMono"/>
    </style:style>
    <style:style style:name="P9" style:family="paragraph" style:parent-style-name="Text_20_body">
      <style:paragraph-properties fo:margin-top="0in" fo:margin-bottom="0in" loext:contextual-spacing="false"/>
      <style:text-properties style:font-name="FreeMono" fo:font-weight="bold" style:font-weight-asian="bold" style:font-weight-complex="bold"/>
    </style:style>
    <style:style style:name="P10" style:family="paragraph" style:parent-style-name="Text_20_body">
      <style:paragraph-properties fo:margin-top="0in" fo:margin-bottom="0in" loext:contextual-spacing="false"/>
      <style:text-properties style:font-name="FreeMono" officeooo:paragraph-rsid="00157282"/>
    </style:style>
    <style:style style:name="P11" style:family="paragraph" style:parent-style-name="Text_20_body">
      <style:paragraph-properties fo:margin-top="0in" fo:margin-bottom="0in" loext:contextual-spacing="false"/>
      <style:text-properties style:font-name="FreeMono" officeooo:rsid="00157282" officeooo:paragraph-rsid="00157282"/>
    </style:style>
    <style:style style:name="P12" style:family="paragraph" style:parent-style-name="Text_20_body">
      <style:paragraph-properties fo:margin-top="0in" fo:margin-bottom="0in" loext:contextual-spacing="false"/>
      <style:text-properties style:font-name="FreeMono" officeooo:rsid="0016f638" officeooo:paragraph-rsid="0016f638"/>
    </style:style>
    <style:style style:name="P13" style:family="paragraph" style:parent-style-name="Text_20_body">
      <style:paragraph-properties fo:margin-top="0in" fo:margin-bottom="0in" loext:contextual-spacing="false"/>
      <style:text-properties style:font-name="FreeMono" officeooo:rsid="001799e0" officeooo:paragraph-rsid="001799e0"/>
    </style:style>
    <style:style style:name="P14" style:family="paragraph" style:parent-style-name="Text_20_body">
      <style:paragraph-properties fo:margin-top="0in" fo:margin-bottom="0in" loext:contextual-spacing="false"/>
      <style:text-properties style:font-name="FreeMono" officeooo:rsid="001cb29c" officeooo:paragraph-rsid="001cb29c"/>
    </style:style>
    <style:style style:name="T1" style:family="text">
      <style:text-properties style:font-name="FreeMono"/>
    </style:style>
    <style:style style:name="T2" style:family="text">
      <style:text-properties officeooo:rsid="001381f8"/>
    </style:style>
    <style:style style:name="T3" style:family="text">
      <style:text-properties officeooo:rsid="0015728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5d65b"/>
    </style:style>
    <style:style style:name="T6" style:family="text">
      <style:text-properties officeooo:rsid="00165d74"/>
    </style:style>
    <style:style style:name="T7" style:family="text">
      <style:text-properties officeooo:rsid="0016f638"/>
    </style:style>
    <style:style style:name="T8" style:family="text">
      <style:text-properties officeooo:rsid="001799e0"/>
    </style:style>
    <style:style style:name="T9" style:family="text">
      <style:text-properties officeooo:rsid="00191ce1"/>
    </style:style>
    <style:style style:name="T10" style:family="text">
      <style:text-properties officeooo:rsid="001ae677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ristopher Bero</text:p>
      <text:p text:style-name="P2">Homework 5</text:p>
      <text:p text:style-name="P2">CPE 495</text:p>
      <text:p text:style-name="P2"/>
      <text:p text:style-name="P3">Safe and Reliable Design Practices</text:p>
      <text:p text:style-name="P2"/>
      <text:p text:style-name="P1"><text:span text:style-name="Strong_20_Emphasis"><text:span text:style-name="T1">Part I – Software-Related Engineering Mishaps:</text:span></text:span></text:p>
      <text:p text:style-name="P9"><text:span text:style-name="T2">1. </text:span>In the article entitled “Safety First: Avoiding Software Mishaps” what does the term “accident or mishap” mean?</text:p>
      <text:p text:style-name="P8"/>
      <text:p text:style-name="P8">“<text:span text:style-name="T3">An accident is the realization of the negative potential inherent in a hazard.”</text:span></text:p>
      <text:p text:style-name="P8"/>
      <text:p text:style-name="P9"><text:span text:style-name="T3">2. </text:span>In the article entitled “Safety First: Avoiding Software Mishaps” what does the term “hazard” mean? What is the difference between an accident or mishap and a hazard?</text:p>
      <text:p text:style-name="P8"/>
      <text:p text:style-name="P10">“A hazard is a set of conditions, or a state, that could lead to an accident, given the right environmental trigger or set of events.”</text:p>
      <text:p text:style-name="P11">A hazard is the allowance or possibility for an accident to exist if compelled.</text:p>
      <text:p text:style-name="P8"/>
      <text:p text:style-name="P9"><text:span text:style-name="T5">3. </text:span>When you build safety-critical software what are the three fundamental levels that risks should be addressed?</text:p>
      <text:p text:style-name="P8"/>
      <text:p text:style-name="P8">- <text:span text:style-name="T5">The likelihood a hazard will occur.</text:span></text:p>
      <text:p text:style-name="P8">- <text:span text:style-name="T5">If a hazard occurs, the likelihood it will lead to an accident.</text:span></text:p>
      <text:p text:style-name="P8">- <text:span text:style-name="T5">If an accident occurs the level of loss associated with it.</text:span></text:p>
      <text:p text:style-name="P8"/>
      <text:p text:style-name="P9"><text:span text:style-name="T6">4. </text:span>In terms of its faultiness how does software compare with other types of engineering fields such as application specific digital hardware based systems.</text:p>
      <text:p text:style-name="P8"/>
      <text:p text:style-name="P12">Compared with other engineering fields, software tends to be more error prone, the errors tend to be more pervasive and troublesome.</text:p>
      <text:p text:style-name="P8"/>
      <text:p text:style-name="P9"><text:span text:style-name="T7">5. </text:span>What are at least four “essential properties” of software that must be examined and addressed in order to minimize the risks?</text:p>
      <text:p text:style-name="P8"/>
      <text:p text:style-name="P8">- <text:span text:style-name="T7">Complexity</text:span></text:p>
      <text:p text:style-name="P8">- <text:span text:style-name="T7">Error sensitivity</text:span></text:p>
      <text:p text:style-name="P8">- <text:span text:style-name="T7">Correlated failures</text:span></text:p>
      <text:p text:style-name="P8">- <text:span text:style-name="T7">Lack of professional standards</text:span></text:p>
      <text:p text:style-name="P8"/>
      <text:p text:style-name="P9"><text:span text:style-name="T7">6. </text:span>What were three of the case studies that were used in the paper? Briefly describe them.</text:p>
      <text:p text:style-name="P8"/>
      <text:p text:style-name="P8"><text:soft-page-break/>- <text:span text:style-name="T7">Titanic. Engineering oversight lead to the malpreparation of lifeboats because the ship was designed to float with four ruptured compartments.</text:span></text:p>
      <text:p text:style-name="P8">- <text:span text:style-name="T7">Therac-25. Poor software design, and a lack or rigorous tests lead to the death of several patients treated by a radiation therapy.</text:span></text:p>
      <text:p text:style-name="P8">- <text:span text:style-name="T7">Ariane-5. Software reuse lead to a conversion mistake which resulted in the loss of a rocket and cargo.</text:span></text:p>
      <text:p text:style-name="P8"/>
      <text:p text:style-name="P6"><text:span text:style-name="T7">7. </text:span>In your own words, summarize the major focus of this paper and the general conclusions that were drawn.</text:p>
      <text:p text:style-name="P5"/>
      <text:p text:style-name="P7">Software design requires an appropriate level of consideration for hazards and accidents. The need increases as the system developed becomes more critical to finances or life/injury.</text:p>
      <text:p text:style-name="P5"/>
      <text:p text:style-name="Text_20_body"><text:span text:style-name="Strong_20_Emphasis"><text:span text:style-name="T1">Part II – Reliability and Product Life-Cycle Issues (Chapter 8 of Text):</text:span></text:span></text:p>
      <text:p text:style-name="P9"><text:span text:style-name="T8">8. </text:span>Describe what is meant by failure rate, failure function, and reliability.</text:p>
      <text:p text:style-name="P8"/>
      <text:p text:style-name="P13">Failure Rate: The expected number of failures per unit time.</text:p>
      <text:p text:style-name="P13">Failure Function: The probability that the device has failed by time t.</text:p>
      <text:p text:style-name="P13">Reliability: The probability that the device is functioning correctly at time t.</text:p>
      <text:p text:style-name="P8"/>
      <text:p text:style-name="P9"><text:span text:style-name="T8">9. </text:span>Consider an integrated circuit that has lambda=50/(10^6) hours. (a) Determine the mean time to failure (b) Determine the reliability in 5, 10, 15, and 20 years.</text:p>
      <text:p text:style-name="P8"/>
      <text:p text:style-name="P13">a. </text:p>
      <text:p text:style-name="P13">MTTF: 20000 hours</text:p>
      <text:p text:style-name="P13"/>
      <text:p text:style-name="P13">b. </text:p>
      <text:p text:style-name="P13">5 years: </text:p>
      <text:p text:style-name="P13">e ^ (5 * 365 * 24 * (50/10^6)(-1)) = e^(-2.19) = 0.111</text:p>
      <text:p text:style-name="P13"/>
      <text:p text:style-name="P13">10 years: </text:p>
      <text:p text:style-name="P13">e ^ (10 * 365 * 24 * (50/10^6)(-1)) = e^(-4.38) = 0.012</text:p>
      <text:p text:style-name="P13"/>
      <text:p text:style-name="P13">15 years: </text:p>
      <text:p text:style-name="P13">e ^ (15 * 365 * 24 * (50/10^6)(-1)) = e^(-6.97) = 0.0014</text:p>
      <text:p text:style-name="P13"/>
      <text:p text:style-name="P13">20 years: </text:p>
      <text:p text:style-name="P13"><text:soft-page-break/>e ^ (20 * 365 * 24 * (50/10^6)(-1)) = e^(-8.76) = 0.00015</text:p>
      <text:p text:style-name="P13"/>
      <text:p text:style-name="P8"/>
      <text:p text:style-name="P9"><text:span text:style-name="T9">10. </text:span>Your company intends to design, manufacture, and market a new RAID (redundant array of independent disks) for network servers. The system must be able to store a total of 500 GB of user data and must have a reliability of at least 95% in 10 years. In order to develop the RAID system, 20 GB drives will be designed and utilized. To meet the requirement, you have decided to use a bank of 25 drives (25 x 20 GB - 500 GB) and utilize a system redundancy of 4 (each of the 25 disks have a redundancy of 4). What must the reliability of the 20 GB drive be in 10 years in order to meet the overall system reliability requirement?</text:p>
      <text:p text:style-name="P8"/>
      <text:p text:style-name="P14">95%</text:p>
      <text:p text:style-name="P8"/>
      <text:p text:style-name="P6"><text:span text:style-name="T10">11. </text:span>In problem 8.11 of the text S1 has a failure probability of 2% and S3 has a failure probability of 3%. S2,1, S2,2, S2,3, and S2,4 are identical redundant systems. Determine the required reliability of the redundant systems necessary for the overall system to have a reliability of 94%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22:45:50.486083079</meta:creation-date>
    <dc:date>2015-09-28T23:57:29.216940982</dc:date>
    <meta:editing-duration>PT38M46S</meta:editing-duration>
    <meta:editing-cycles>12</meta:editing-cycles>
    <meta:generator>LibreOffice/5.0.1.2.0$Linux_X86_64 LibreOffice_project/00m0$Build-2</meta:generator>
    <meta:document-statistic meta:table-count="0" meta:image-count="0" meta:object-count="0" meta:page-count="3" meta:paragraph-count="47" meta:word-count="690" meta:character-count="3950" meta:non-whitespace-character-count="3299"/>
  </office:meta>
</office:document-meta>
</file>